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style:text-outline="false" style:text-line-through-style="none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Lucida Sans" fo:font-size="12pt" fo:font-style="normal" fo:text-shadow="none" style:text-underline-style="none" fo:font-weight="bold" style:font-name-asian="Lucida Sans" style:font-size-asian="12pt" style:font-style-asian="normal" style:font-weight-asian="bold" style:font-name-complex="Lucida Sans" style:font-size-complex="12pt" style:font-style-complex="normal" style:font-weight-complex="bold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Lucida Sans" fo:font-size="12pt" fo:language="el" fo:country="GR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Lucida Sans" fo:font-size="12pt" fo:language="en" fo:country="US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Elementary my deaf watchon</text:p>
      <text:p text:style-name="Standard"/>
      <text:p text:style-name="P1">Θα κατασκευάσουμε ένα <text:span text:style-name="T1">smartwatch </text:span>και στην συνέχεια θα το προγραμματίσουμε έτσι ώστε να μας ενημερώνει σε συνεργασία με το <text:span text:style-name="T1">smartphone </text:span>μας για κινδύνους στο περιβάλλον αλλά και για ειδοποιήσεις από τους οικείους μας. Μετά από συζήτηση θέσαμε σαν στόχο την βελτίωση της καθημερινότητας στο οικοτροφείο κωφών και βαρυκόων Πανοράματος , η βελτίωση της επικοινωνίας με τους επιμελητές και η αμεσότερη μετάδοση πληροφορίας. Οι ίδιοι οι κωφοί αναγνώρισαν την δυσκολία επικοινωνίας στις περιπτώσεις μή οπτικής επαφής και πρότειναν ως συσκευή ειδοποίησης το <text:span text:style-name="T1">smartwatch.</text:span></text:p>
      <text:p text:style-name="Standard"><text:span text:style-name="T2"><text:s/>Το </text:span><text:span text:style-name="T1">hardware </text:span><text:span text:style-name="T2">που θα χρησιμοποιήσουμε</text:span><text:span text:style-name="T1"> </text:span><text:span text:style-name="T2">είναι το </text:span><text:span text:style-name="T3">tinyscreen-</text:span><text:span text:style-name="T4">smart-watch-kit </text:span><text:span text:style-name="T5">ενώ το λογισμικο που θα χρησιμοποιήσουμε είναι το </text:span><text:span text:style-name="T6">Scratch4Arduino </text:span><text:span text:style-name="T5">και το </text:span><text:span text:style-name="T6">I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ne  two</meta:initial-creator>
    <meta:creation-date>2018-12-15T20:22:24.01</meta:creation-date>
    <meta:document-statistic meta:table-count="0" meta:image-count="0" meta:object-count="0" meta:page-count="1" meta:paragraph-count="3" meta:word-count="106" meta:character-count="737"/>
    <dc:date>2018-12-15T20:31:09.01</dc:date>
    <dc:creator>one  two</dc:creator>
    <meta:editing-duration>PT8M45S</meta:editing-duration>
    <meta:editing-cycles>1</meta:editing-cycles>
    <meta:generator>OpenOffice/4.1.5$Win32 OpenOffice.org_project/415m1$Build-9789</meta:generator>
  </office:meta>
</office:document-meta>
</file>